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72000003FD71CDFDD61BC482BB.png" manifest:media-type="image/png"/>
  <manifest:file-entry manifest:full-path="Pictures/100002010000013400000059A114CC239C7612BB.png" manifest:media-type="image/png"/>
  <manifest:file-entry manifest:full-path="Pictures/1000020100000617000002F016E7EF8B177E4B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aadcf7" draw:opacity="25%" draw:textarea-horizontal-align="justify" draw:textarea-vertical-align="middle" draw:auto-grow-height="false" fo:min-height="7.35cm" fo:min-width="27.5cm" draw:shadow-opacity="25%"/>
    </style:style>
    <style:style style:name="gr3" style:family="graphic" style:parent-style-name="standard">
      <style:graphic-properties draw:stroke="none" draw:fill="solid" draw:fill-color="#fde9a9" draw:opacity="25%" draw:textarea-horizontal-align="justify" draw:textarea-vertical-align="middle" draw:auto-grow-height="false" fo:min-height="7.95cm" fo:min-width="27.5cm" draw:shadow-opacity="25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solid" draw:fill-color="#aadcf7" draw:opacity="25%" draw:textarea-horizontal-align="justify" draw:textarea-vertical-align="middle" draw:auto-grow-height="false" fo:min-height="15.5cm" fo:min-width="7.9cm" draw:shadow-opacity="25%"/>
    </style:style>
    <style:style style:name="gr7" style:family="graphic" style:parent-style-name="standard">
      <style:graphic-properties draw:stroke="none" draw:fill="solid" draw:fill-color="#fde9a9" draw:opacity="25%" draw:textarea-horizontal-align="justify" draw:textarea-vertical-align="middle" draw:auto-grow-height="false" fo:min-height="15.5cm" fo:min-width="13.3cm" draw:shadow-opacity="25%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adcf7" draw:opacity="25%"/>
      <style:paragraph-properties fo:text-align="center"/>
    </style:style>
    <style:style style:name="P3" style:family="paragraph">
      <loext:graphic-properties draw:fill="solid" draw:fill-color="#fde9a9" draw:opacity="25%"/>
      <style:paragraph-properties fo:text-align="center"/>
    </style:style>
    <style:style style:name="P4" style:family="paragraph">
      <loext:graphic-properties draw:fill="none" draw:fill-color="#ffffff"/>
      <style:text-properties fo:color="#c9211e" loext:opacity="100%" fo:font-size="26pt" fo:text-shadow="1pt 1pt" fo:font-weight="bold" style:font-size-asian="26pt" style:font-weight-asian="bold" style:font-size-complex="26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T1" style:family="text">
      <style:text-properties fo:color="#c9211e" loext:opacity="100%" fo:font-size="22pt" fo:text-shadow="1pt 1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3.505cm" svg:x="-0.005cm" svg:y="1.121cm">
          <draw:image xlink:href="Pictures/1000020100000617000002F016E7EF8B177E4B48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7.6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8cm" svg:height="8.2cm" svg:x="0cm" svg:y="7.5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849cm" svg:height="1.119cm" svg:x="0.2cm" svg:y="0.324cm">
          <draw:text-box>
            <text:p><text:span text:style-name="T1">Analogsektio</text:span><text:span text:style-name="T1">n</text:span></text:p>
          </draw:text-box>
        </draw:frame>
        <draw:frame draw:style-name="gr4" draw:text-style-name="P4" draw:layer="layout" svg:width="5.59cm" svg:height="1.119cm" svg:x="0.2cm" svg:y="14.281cm">
          <draw:text-box>
            <text:p><text:span text:style-name="T1">Digitalsektion</text:span></text:p>
          </draw:text-box>
        </draw:frame>
        <draw:frame draw:style-name="gr1" draw:text-style-name="P1" draw:layer="layout" svg:width="5.536cm" svg:height="1.6cm" svg:x="8.6cm" svg:y="6.6cm">
          <draw:image xlink:href="Pictures/100002010000013400000059A114CC239C7612B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1.274cm" svg:height="15.582cm" svg:x="3.249cm" svg:y="0.168cm">
          <draw:image xlink:href="Pictures/1000020100000572000003FD71CDFDD61BC482BB.png" xlink:type="simple" xlink:show="embed" xlink:actuate="onLoad" draw:mime-type="image/png">
            <text:p/>
          </draw:image>
        </draw:frame>
        <draw:custom-shape draw:style-name="gr6" draw:text-style-name="P2" draw:layer="layout" svg:width="8.4cm" svg:height="15.75cm" svg:x="2.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3.8cm" svg:height="15.75cm" svg:x="11.2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5.59cm" svg:height="1.119cm" draw:transform="rotate (1.5707963267949) translate (25.081cm 15.75cm)">
          <draw:text-box>
            <text:p><text:span text:style-name="T1">Digitalsektion</text:span></text:p>
          </draw:text-box>
        </draw:frame>
        <draw:frame draw:style-name="gr4" draw:text-style-name="P4" draw:layer="layout" svg:width="5.849cm" svg:height="1.119cm" draw:transform="rotate (1.5707963267949) translate (1.6cm 15.75cm)">
          <draw:text-box>
            <text:p><text:span text:style-name="T1">Analogsektio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Dennis Schulmeister-Zimolong</meta:initial-creator>
    <meta:creation-date>2019-09-02T05:53:49.613983106</meta:creation-date>
    <dc:date>2021-09-10T05:37:35.011465345</dc:date>
    <dc:creator>Dennis Schulmeister-Zimolong</dc:creator>
    <meta:editing-duration>PT1H46M47S</meta:editing-duration>
    <meta:editing-cycles>23</meta:editing-cycles>
    <meta:generator>LibreOffice/7.0.6.2$Linux_X86_64 LibreOffice_project/00$Build-2</meta:generator>
    <meta:document-statistic meta:object-count="36"/>
  </office:meta>
</office:document-meta>
</file>